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style:font-family-generic="roman" style:font-pitch="variable"/>
    <style:font-face style:name="PT Sans Narrow" svg:font-family="'PT Sans Narrow'"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PT Sans Narrow1" svg:font-family="'PT Sans Narrow'"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break-before="auto" fo:break-after="auto" fo:padding="0in" fo:border="none"/>
    </style:style>
    <style:style style:name="P2" style:family="paragraph" style:parent-style-name="Standard">
      <style:paragraph-properties fo:line-height="100%" fo:break-before="auto" fo:break-after="auto" fo:padding="0in" fo:border="none"/>
    </style:style>
    <style:style style:name="P3" style:family="paragraph" style:parent-style-name="Standard">
      <style:paragraph-properties fo:margin-top="0in" fo:margin-bottom="0in" loext:contextual-spacing="false" fo:line-height="100%" fo:break-before="auto" fo:break-after="auto" fo:padding="0in" fo:border="none"/>
    </style:style>
    <style:style style:name="P4" style:family="paragraph" style:parent-style-name="Standard">
      <style:paragraph-properties fo:margin-top="0.1665in" fo:margin-bottom="0.1665in" loext:contextual-spacing="false" fo:line-height="100%"/>
    </style:style>
    <style:style style:name="P5" style:family="paragraph" style:parent-style-name="Standard" style:list-style-name="WWNum1">
      <style:paragraph-properties fo:margin-left="0.5in" fo:margin-right="0in" fo:text-indent="-0.25in" style:auto-text-indent="false" fo:break-before="auto" fo:break-after="auto" fo:padding="0in" fo:border="none"/>
    </style:style>
    <style:style style:name="P6" style:family="paragraph" style:parent-style-name="Standard">
      <style:paragraph-properties fo:margin-left="0.5in" fo:margin-right="0in" fo:text-indent="0in" style:auto-text-indent="false" fo:break-before="auto" fo:break-after="auto" fo:padding="0in" fo:border="none"/>
    </style:style>
    <style:style style:name="P7" style:family="paragraph" style:parent-style-name="Standard">
      <style:paragraph-properties fo:margin-top="0.0835in" fo:margin-bottom="0.139in" loext:contextual-spacing="false" fo:line-height="100%" fo:break-before="auto" fo:break-after="auto" fo:padding="0in" fo:border="none"/>
    </style:style>
    <style:style style:name="P8" style:family="paragraph" style:parent-style-name="Standard">
      <style:paragraph-properties fo:margin-top="0.4165in" fo:margin-bottom="0in" loext:contextual-spacing="false" fo:line-height="100%" fo:break-before="auto" fo:break-after="auto" fo:padding="0in" fo:border="none"/>
    </style:style>
    <style:style style:name="P9" style:family="paragraph" style:parent-style-name="Heading_20_1">
      <style:paragraph-properties fo:break-before="auto" fo:break-after="auto" fo:padding="0in" fo:border="none"/>
    </style:style>
    <style:style style:name="P10" style:family="paragraph" style:parent-style-name="Title" style:master-page-name="First_20_Page">
      <style:paragraph-properties style:page-number="auto" fo:break-before="auto" fo:break-after="auto" fo:padding="0in" fo:border="none"/>
    </style:style>
    <style:style style:name="P11" style:family="paragraph" style:parent-style-name="Subtitle">
      <style:paragraph-properties fo:break-before="auto" fo:break-after="auto" fo:padding="0in" fo:border="none"/>
    </style:style>
    <style:style style:name="P12" style:family="paragraph" style:parent-style-name="Subtitle">
      <style:paragraph-properties fo:margin-left="0in" fo:margin-right="0in" fo:margin-top="0.4165in" fo:margin-bottom="0in" loext:contextual-spacing="false" fo:line-height="100%" fo:text-align="end" style:justify-single-word="false" fo:text-indent="0in" style:auto-text-indent="false" fo:break-before="auto" fo:break-after="auto" fo:padding="0in" fo:border="none"/>
    </style:style>
    <style:style style:name="T1" style:family="text">
      <style:text-properties fo:color="#008575" style:font-name="PT Sans Narrow" fo:font-size="16pt" style:font-name-asian="PT Sans Narrow1" style:font-size-asian="16pt" style:font-name-complex="PT Sans Narrow1" style:font-size-complex="16pt"/>
    </style:style>
    <style:style style:name="T2" style:family="text">
      <style:text-properties style:font-name="PT Sans Narrow" fo:font-size="14pt" style:font-name-asian="PT Sans Narrow1" style:font-size-asian="14pt" style:font-name-complex="PT Sans Narrow1" style:font-size-complex="14pt"/>
    </style:style>
    <style:style style:name="T3" style:family="text">
      <style:text-properties fo:color="#1155cc" style:text-underline-style="solid" style:text-underline-width="auto" style:text-underline-color="font-color"/>
    </style:style>
    <style:style style:name="T4" style:family="text">
      <style:text-properties fo:color="#00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bookmark text:name="_2gazcsgmxkub"/><text:soft-page-break/>SECURE HEALTHCARE DATA TRANSFER SYSTEM (SHDTsys)</text:p>
      <text:p text:style-name="P11"><text:bookmark text:name="_ng30guuqqp2v"/>19.09.2023</text:p>
      <text:p text:style-name="P2"><text:span text:style-name="T1">Coordinators : Aditya Dorge , Pranav Dalvi , Mayur Ghadigoankar , Akash Gupta , Omkar pawar </text:span></text:p>
      <text:p text:style-name="P3"><text:span text:style-name="T2">Kirti M Doongursee College</text:span></text:p>
      <text:p text:style-name="P3"><text:span text:style-name="T2">Kashinath Dhuru Road,</text:span></text:p>
      <text:p text:style-name="P3"><text:span text:style-name="T2">Dadar West, Dadar(W),</text:span></text:p>
      <text:p text:style-name="P3"><text:span text:style-name="T2">Mumbai, Maharashtra 400028</text:span></text:p>
      <text:p text:style-name="P9"><text:bookmark text:name="_au51mny0sx6"/>Overview</text:p>
      <text:p text:style-name="P1">In the ever-evolving landscape of healthcare, effective management, tracking, and sharing of patients' medical histories are essential for providing quality care. Our project, SHDTsys, stands for Secure Healthcare Data Transfer System, and it is designed to meet this critical need. SHDTsys is an open-source Electronic Health Record (EHR) system that revolutionizes the way medical records are handled.</text:p>
      <text:p text:style-name="P4">SHDTsys not only streamlines the process of managing and tracking medical histories but also ensures the utmost security and privacy of these sensitive records. It offers a comprehensive solution to healthcare providers and institutions, allowing them to access and share vital patient information securely.</text:p>
      <text:p text:style-name="P1"/>
      <text:p text:style-name="P9"><text:bookmark text:name="_3at9u9s4e0vp"/>Goals</text:p>
      <text:list xml:id="list2678893094" text:style-name="WWNum1">
        <text:list-item>
          <text:p text:style-name="P5">Provide comprehensive solution to healthcare providers and institutions, allowing them to access and share vital patient information securely.</text:p>
        </text:list-item>
        <text:list-item>
          <text:p text:style-name="P5">An initiative to open source community utilizing various state-of-the-art technology</text:p>
        </text:list-item>
      </text:list>
      <text:p text:style-name="P6"/>
      <text:p text:style-name="Heading_20_1"><text:bookmark text:name="_gxjluay2deeo"/>Link And reference To Resources:</text:p>
      <text:p text:style-name="Standard">- <text:a xlink:type="simple" xlink:href="https://docs.google.com/document/d/1PsbCqrVVV9OEof_hHg0SG5oFNuGVulFbTyroWzxdKDY/edit?usp=sharing" text:style-name="ListLabel_20_10" text:visited-style-name="ListLabel_20_10"><text:span text:style-name="T3">Documentation</text:span></text:a> (Access Requires for editing this documen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style:font-family-generic="roman" style:font-pitch="variable"/>
    <style:font-face style:name="PT Sans Narrow" svg:font-family="'PT Sans Narrow'"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PT Sans Narrow1" svg:font-family="'PT Sans Narrow'"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695d46" style:font-name="Open Sans" fo:font-size="11pt" fo:language="en" fo:country="none" style:letter-kerning="false" style:font-name-asian="Open Sans1" style:font-size-asian="11pt" style:language-asian="zh" style:country-asian="CN" style:font-name-complex="Open Sans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695d46" style:font-name="Open Sans" fo:font-size="11pt" fo:language="en" fo:country="none" style:letter-kerning="false" style:font-name-asian="Open Sans1" style:font-size-asian="11pt" style:language-asian="zh" style:country-asian="CN" style:font-name-complex="Open Sans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in" loext:contextual-spacing="false" fo:line-height="12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in" loext:contextual-spacing="false" fo:line-height="130%" fo:keep-together="always" fo:orphans="0" fo:widows="0" fo:break-before="auto" fo:break-after="auto" fo:keep-with-next="always"/>
      <style:text-properties fo:color="#ff5e0e" style:font-name="PT Sans Narrow" fo:font-family="'PT Sans Narrow'" style:font-family-generic="roman" style:font-pitch="variable" fo:font-size="18pt" fo:font-weight="bold" style:font-name-asian="PT Sans Narrow1" style:font-family-asian="'PT Sans Narrow'" style:font-family-generic-asian="system" style:font-pitch-asian="variable" style:font-size-asian="18pt" style:font-weight-asian="bold" style:font-name-complex="PT Sans Narrow1" style:font-family-complex="'PT Sans Narrow'"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top="0.222in" fo:margin-bottom="0in" loext:contextual-spacing="false" fo:line-height="100%" fo:break-before="auto" fo:break-after="auto"/>
      <style:text-properties fo:color="#008575" style:font-name="PT Sans Narrow" fo:font-family="'PT Sans Narrow'" style:font-family-generic="roman" style:font-pitch="variable" fo:font-size="16pt" style:font-name-asian="PT Sans Narrow1" style:font-family-asian="'PT Sans Narrow'" style:font-family-generic-asian="system" style:font-pitch-asian="variable" style:font-size-asian="16pt" style:font-name-complex="PT Sans Narrow1" style:font-family-complex="'PT Sans Narrow'"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top="0.139in" fo:margin-bottom="0in" loext:contextual-spacing="false" fo:line-height="100%" fo:break-before="auto" fo:break-after="auto"/>
      <style:text-properties style:font-name="PT Sans Narrow" fo:font-family="'PT Sans Narrow'" style:font-family-generic="roman" style:font-pitch="variable" fo:font-size="14pt" style:font-name-asian="PT Sans Narrow1" style:font-family-asian="'PT Sans Narrow'" style:font-family-generic-asian="system" style:font-pitch-asian="variable" style:font-size-asian="14pt" style:font-name-complex="PT Sans Narrow1" style:font-family-complex="'PT Sans Narrow'"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222in" fo:margin-bottom="0in" loext:contextual-spacing="false" fo:line-height="100%" fo:break-before="auto" fo:break-after="auto"/>
      <style:text-properties style:font-name="PT Sans Narrow" fo:font-family="'PT Sans Narrow'" style:font-family-generic="roman" style:font-pitch="variable" fo:font-size="42pt" fo:font-weight="bold" style:font-name-asian="PT Sans Narrow1" style:font-family-asian="'PT Sans Narrow'" style:font-family-generic-asian="system" style:font-pitch-asian="variable" style:font-size-asian="42pt" style:font-weight-asian="bold" style:font-name-complex="PT Sans Narrow1" style:font-family-complex="'PT Sans Narrow'" style:font-family-generic-complex="system" style:font-pitch-complex="variable" style:font-size-complex="42pt"/>
    </style:style>
    <style:style style:name="Subtitle" style:family="paragraph" style:parent-style-name="normal" style:next-style-name="Standard" style:default-outline-level="" style:class="chapter">
      <style:paragraph-properties fo:margin-top="0.139in" fo:margin-bottom="0in" loext:contextual-spacing="false" fo:line-height="100%" fo:break-before="auto" fo:break-after="auto"/>
      <style:text-properties style:font-name="PT Sans Narrow" fo:font-family="'PT Sans Narrow'" style:font-family-generic="roman" style:font-pitch="variable" fo:font-size="14pt" style:font-name-asian="PT Sans Narrow1" style:font-family-asian="'PT Sans Narrow'" style:font-family-generic-asian="system" style:font-pitch-asian="variable" style:font-size-asian="14pt" style:font-name-complex="PT Sans Narrow1" style:font-family-complex="'PT Sans Narrow'" style:font-family-generic-complex="system" style:font-pitch-complex="variable" style:font-size-complex="1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ubtitle">
      <style:paragraph-properties fo:margin-left="0in" fo:margin-right="0in" fo:margin-top="0.4165in" fo:margin-bottom="0in" loext:contextual-spacing="false" fo:line-height="100%" fo:text-align="end" style:justify-single-word="false" fo:text-indent="0in" style:auto-text-indent="false" fo:break-before="auto" fo:break-after="auto" fo:padding="0in" fo:border="none"/>
    </style:style>
    <style:style style:name="MP2" style:family="paragraph" style:parent-style-name="Standard">
      <style:paragraph-properties fo:margin-top="0.0835in" fo:margin-bottom="0.139in" loext:contextual-spacing="false" fo:line-height="100%" fo:break-before="auto" fo:break-after="auto" fo:padding="0in" fo:border="none"/>
    </style:style>
    <style:style style:name="MP3" style:family="paragraph" style:parent-style-name="Standard">
      <style:paragraph-properties fo:margin-top="0.4165in" fo:margin-bottom="0in" loext:contextual-spacing="false" fo:line-height="100%" fo:break-before="auto" fo:break-after="auto" fo:padding="0in" fo:border="none"/>
    </style:style>
    <style:style style:name="MP4" style:family="paragraph" style:parent-style-name="Standard">
      <style:paragraph-properties fo:break-before="auto" fo:break-after="auto" fo:padding="0in" fo:border="none"/>
    </style:style>
    <style:style style:name="MT1" style:family="text">
      <style:text-properties fo:color="#000000"/>
    </style:style>
    <style:page-layout style:name="Mpm1">
      <style:page-layout-properties fo:page-width="8.5in" fo:page-height="11in" style:num-format="1" style:print-orientation="portrait" fo:margin-top="0in" fo:margin-bottom="0.75in" fo:margin-left="1in" fo:margin-right="1in" fo:background-color="#ffffff"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02in" style:dynamic-spacing="true"/>
      </style:header-style>
      <style:footer-style>
        <style:header-footer-properties fo:min-height="0.1965in" fo:margin-left="0in" fo:margin-right="0in" fo:margin-top="0in"/>
      </style:footer-style>
    </style:page-layout>
    <style:page-layout style:name="Mpm2">
      <style:page-layout-properties fo:page-width="8.5in" fo:page-height="11in" style:num-format="1" style:print-orientation="portrait" fo:margin-top="0in" fo:margin-bottom="0.5in" fo:margin-left="1in" fo:margin-right="1in" fo:background-color="#ffffff"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02in" style:dynamic-spacing="true"/>
      </style:header-style>
      <style:footer-style>
        <style:header-footer-properties fo:min-height="0.25in" fo:margin-left="0in" fo:margin-right="0in" fo:margin-top="0.2102in" style:dynamic-spacing="true"/>
      </style:footer-style>
    </style:page-layout>
  </office:automatic-styles>
  <office:master-styles>
    <style:master-page style:name="Standard" style:page-layout-name="Mpm1">
      <style:header>
        <text:p text:style-name="MP1"><text:bookmark text:name="_9nvcibv3gama"/><text:span text:style-name="MT1"><text:s text:c="2"/></text:span><text:page-number text:select-page="current">0</text:page-number></text:p>
        <text:p text:style-name="MP2"/>
      </style:header>
      <style:footer>
        <text:p text:style-name="Footer"/>
      </style:footer>
    </style:master-page>
    <style:master-page style:name="First_20_Page" style:display-name="First Page" style:page-layout-name="Mpm2" style:next-style-name="Standard">
      <style:header>
        <text:p text:style-name="MP3"/>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16" meta:word-count="183" meta:character-count="1296" meta:non-whitespace-character-count="1128"/>
    <meta:generator>LibreOfficeDev/6.0.5.2$Linux_X86_64 LibreOffice_project/</meta:generator>
  </office:meta>
</office:document-meta>
</file>